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Mangal1" svg:font-family="Mangal"/>
    <style:font-face style:name="Gothic" svg:font-family="Gothic" style:font-pitch="variable"/>
    <style:font-face style:name="Lucidasans" svg:font-family="Lucidasan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Utopia" svg:font-family="Utopia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Attribute</text:p>
          </table:table-cell>
          <table:table-cell table:style-name="Table1.A1" office:value-type="string">
            <text:p text:style-name="P2">Rules</text:p>
          </table:table-cell>
          <table:table-cell table:style-name="Table1.A1" office:value-type="string">
            <text:p text:style-name="P2">Errors</text:p>
          </table:table-cell>
          <table:table-cell table:style-name="Table1.D1" office:value-type="string">
            <text:p text:style-name="P2">Total Errors</text:p>
          </table:table-cell>
        </table:table-row>
        <table:table-row>
          <table:table-cell table:style-name="Table1.A2" office:value-type="string">
            <text:p text:style-name="Table_20_Contents">Outlook</text:p>
          </table:table-cell>
          <table:table-cell table:style-name="Table1.A2" office:value-type="string">
            <text:p text:style-name="Table_20_Contents">Sunny → No</text:p>
            <text:p text:style-name="Table_20_Contents">Overcast → Yes</text:p>
            <text:p text:style-name="Table_20_Contents">Rainy → Yes</text:p>
          </table:table-cell>
          <table:table-cell table:style-name="Table1.A2" office:value-type="string">
            <text:p text:style-name="Table_20_Contents">2 out of 5</text:p>
            <text:p text:style-name="Table_20_Contents">Zero</text:p>
            <text:p text:style-name="Table_20_Contents">2 out of 5</text:p>
          </table:table-cell>
          <table:table-cell table:style-name="Table1.D2" office:value-type="string">
            <text:p text:style-name="Table_20_Contents">4 out of 14</text:p>
          </table:table-cell>
        </table:table-row>
        <table:table-row>
          <table:table-cell table:style-name="Table1.A2" office:value-type="string">
            <text:p text:style-name="Table_20_Contents">Temperature</text:p>
          </table:table-cell>
          <table:table-cell table:style-name="Table1.A2" office:value-type="string">
            <text:p text:style-name="Table_20_Contents">Hot → No</text:p>
            <text:p text:style-name="Table_20_Contents">Mild → Yes</text:p>
            <text:p text:style-name="Table_20_Contents">Cool → Yes</text:p>
          </table:table-cell>
          <table:table-cell table:style-name="Table1.A2" office:value-type="string">
            <text:p text:style-name="Table_20_Contents">2 out of 4</text:p>
            <text:p text:style-name="Table_20_Contents">2 out of 6</text:p>
            <text:p text:style-name="Table_20_Contents">1 out of 4</text:p>
          </table:table-cell>
          <table:table-cell table:style-name="Table1.D2" office:value-type="string">
            <text:p text:style-name="Table_20_Contents">5 out of 14</text:p>
          </table:table-cell>
        </table:table-row>
        <table:table-row>
          <table:table-cell table:style-name="Table1.A2" office:value-type="string">
            <text:p text:style-name="Table_20_Contents">Humidity</text:p>
          </table:table-cell>
          <table:table-cell table:style-name="Table1.A2" office:value-type="string">
            <text:p text:style-name="Table_20_Contents">High → No</text:p>
            <text:p text:style-name="Table_20_Contents">Normal → Yes</text:p>
          </table:table-cell>
          <table:table-cell table:style-name="Table1.A2" office:value-type="string">
            <text:p text:style-name="Table_20_Contents">3 out of 7</text:p>
            <text:p text:style-name="Table_20_Contents">1 out of 7</text:p>
          </table:table-cell>
          <table:table-cell table:style-name="Table1.D2" office:value-type="string">
            <text:p text:style-name="Table_20_Contents">4 out of 14</text:p>
          </table:table-cell>
        </table:table-row>
        <table:table-row>
          <table:table-cell table:style-name="Table1.A2" office:value-type="string">
            <text:p text:style-name="Table_20_Contents">Windy</text:p>
          </table:table-cell>
          <table:table-cell table:style-name="Table1.A2" office:value-type="string">
            <text:p text:style-name="Table_20_Contents">False → Yes</text:p>
            <text:p text:style-name="Table_20_Contents">True → No</text:p>
          </table:table-cell>
          <table:table-cell table:style-name="Table1.A2" office:value-type="string">
            <text:p text:style-name="Table_20_Contents">2 out of 8</text:p>
            <text:p text:style-name="Table_20_Contents">3 out of 6</text:p>
          </table:table-cell>
          <table:table-cell table:style-name="Table1.D2" office:value-type="string">
            <text:p text:style-name="Table_20_Contents">5 out of 14</text:p>
          </table:table-cell>
        </table:table-row>
      </table:table>
      <text:p text:style-name="Standard"/>
      <text:p text:style-name="Standard">If outlook = overcast then play = yes</text:p>
      <text:p text:style-name="Standard">If temperature = mild and windy = false then play = yes</text:p>
      <text:p text:style-name="Standard">If humidity = normal and windy = false then play = yes</text:p>
      <text:p text:style-name="Standard">If outlook = rainy and windy = false then play = yes</text:p>
      <text:p text:style-name="Standard">If outlook = sunny and humidity = high then play = no</text:p>
      <text:p text:style-name="Standard">If outlook = rainy and windy = true then play = no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pitch="variable" style:font-charset="x-symbol"/>
    <style:font-face style:name="Mangal1" svg:font-family="Mangal"/>
    <style:font-face style:name="Gothic" svg:font-family="Gothic" style:font-pitch="variable"/>
    <style:font-face style:name="Lucidasans" svg:font-family="Lucidasan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Utopia" svg:font-family="Utopia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Morrissey</text:p>
        <text:p text:style-name="MP1">CS-497</text:p>
        <text:p text:style-name="MP1">Assignment 2</text:p>
        <text:p text:style-name="MP1">03/07/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Morrissey</meta:initial-creator>
    <meta:creation-date>2011-03-06T19:23:11.07</meta:creation-date>
    <dc:date>2011-03-06T20:09:15.74</dc:date>
    <dc:creator>Matthew Morrissey</dc:creator>
    <meta:editing-duration>PT46M2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2" meta:paragraph-count="42" meta:word-count="166" meta:character-count="651"/>
  </office:meta>
</office:document-meta>
</file>